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49in" svg:x="0.8776in" svg:y="3.8067in">
            <draw:object draw:notify-on-update-of-ranges="Sheet1.A2:Sheet1.A8 Sheet1.A2:Sheet1.A10 Sheet1.C2:Sheet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449in" svg:x="7.7587in" svg:y="3.639in">
            <draw:object draw:notify-on-update-of-ranges="Sheet1.A2:Sheet1.A8 Sheet1.A4:Sheet1.A10 Sheet1.G4:Sheet1.G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49in" svg:x="7.4283in" svg:y="0.1563in">
            <draw:object draw:notify-on-update-of-ranges="Sheet1.A2:Sheet1.A8 Sheet1.A4:Sheet1.A10 Sheet1.B4:Sheet1.B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92in" svg:height="3.5449in" svg:x="4.2138in" svg:y="7.5398in">
            <draw:object draw:notify-on-update-of-ranges="Sheet1.E1:Sheet1.E1 Sheet1.E1:Sheet1.E10 Sheet1.A1:Sheet1.A10 Sheet1.A1:Sheet1.A10 Sheet1.F1:Sheet1.F1 Sheet1.F1:Sheet1.F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win chain</text:p>
          </table:table-cell>
          <table:table-cell office:value-type="string" calcext:value-type="string">
            <text:p>tie chain</text:p>
          </table:table-cell>
          <table:table-cell office:value-type="string" calcext:value-type="string">
            <text:p>win diff</text:p>
          </table:table-cell>
          <table:table-cell office:value-type="string" calcext:value-type="string">
            <text:p>chain di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2063492063492" calcext:value-type="float">
            <text:p>49.2063492063</text:p>
          </table:table-cell>
          <table:table-cell office:value-type="float" office:value="41.2698412698413" calcext:value-type="float">
            <text:p>41.2698412698</text:p>
          </table:table-cell>
          <table:table-cell office:value-type="float" office:value="9.52380952380952" calcext:value-type="float">
            <text:p>9.5238095238</text:p>
          </table:table-cell>
          <table:table-cell office:value-type="float" office:value="3" calcext:value-type="float">
            <text:p>3</text:p>
          </table:table-cell>
          <table:table-cell office:value-type="float" office:value="2.69230769230769" calcext:value-type="float">
            <text:p>2.6923076923</text:p>
          </table:table-cell>
          <table:table-cell table:formula="of:=[.B2]-[.D2]" office:value-type="float" office:value="39.6825396825397" calcext:value-type="float">
            <text:p>39.6825396825</text:p>
          </table:table-cell>
          <table:table-cell table:formula="of:=[.E2]-[.F2]" office:value-type="float" office:value="0.30769230769231" calcext:value-type="float">
            <text:p>0.307692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9344460896487" calcext:value-type="float">
            <text:p>40.9344460896</text:p>
          </table:table-cell>
          <table:table-cell office:value-type="float" office:value="36.2034305713132" calcext:value-type="float">
            <text:p>36.2034305713</text:p>
          </table:table-cell>
          <table:table-cell office:value-type="float" office:value="22.8621233390381" calcext:value-type="float">
            <text:p>22.862123339</text:p>
          </table:table-cell>
          <table:table-cell office:value-type="float" office:value="4.54834123208463" calcext:value-type="float">
            <text:p>4.5483412321</text:p>
          </table:table-cell>
          <table:table-cell office:value-type="float" office:value="3.95495427545843" calcext:value-type="float">
            <text:p>3.9549542755</text:p>
          </table:table-cell>
          <table:table-cell table:formula="of:=[.B3]-[.D3]" office:value-type="float" office:value="18.0723227506106" calcext:value-type="float">
            <text:p>18.0723227506</text:p>
          </table:table-cell>
          <table:table-cell table:formula="of:=[.E3]-[.F3]" office:value-type="float" office:value="0.5933869566262" calcext:value-type="float">
            <text:p>0.5933869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.828" calcext:value-type="float">
            <text:p>40.828</text:p>
          </table:table-cell>
          <table:table-cell office:value-type="float" office:value="28.99" calcext:value-type="float">
            <text:p>28.99</text:p>
          </table:table-cell>
          <table:table-cell office:value-type="float" office:value="30.182" calcext:value-type="float">
            <text:p>30.182</text:p>
          </table:table-cell>
          <table:table-cell office:value-type="float" office:value="5.81870159132517" calcext:value-type="float">
            <text:p>5.8187015913</text:p>
          </table:table-cell>
          <table:table-cell office:value-type="float" office:value="4.9385305277682" calcext:value-type="float">
            <text:p>4.9385305278</text:p>
          </table:table-cell>
          <table:table-cell table:formula="of:=[.B4]-[.D4]" office:value-type="float" office:value="10.646" calcext:value-type="float">
            <text:p>10.646</text:p>
          </table:table-cell>
          <table:table-cell table:formula="of:=[.E4]-[.F4]" office:value-type="float" office:value="0.88017106355697" calcext:value-type="float">
            <text:p>0.88017106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873" calcext:value-type="float">
            <text:p>40.873</text:p>
          </table:table-cell>
          <table:table-cell office:value-type="float" office:value="25.728" calcext:value-type="float">
            <text:p>25.728</text:p>
          </table:table-cell>
          <table:table-cell office:value-type="float" office:value="33.399" calcext:value-type="float">
            <text:p>33.399</text:p>
          </table:table-cell>
          <table:table-cell office:value-type="float" office:value="6.82774127531237" calcext:value-type="float">
            <text:p>6.8277412753</text:p>
          </table:table-cell>
          <table:table-cell office:value-type="float" office:value="5.76204912935323" calcext:value-type="float">
            <text:p>5.7620491294</text:p>
          </table:table-cell>
          <table:table-cell table:formula="of:=[.B5]-[.D5]" office:value-type="float" office:value="7.474" calcext:value-type="float">
            <text:p>7.474</text:p>
          </table:table-cell>
          <table:table-cell table:formula="of:=[.E5]-[.F5]" office:value-type="float" office:value="1.06569214595914" calcext:value-type="float">
            <text:p>1.065692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886" calcext:value-type="float">
            <text:p>40.886</text:p>
          </table:table-cell>
          <table:table-cell office:value-type="float" office:value="23.702" calcext:value-type="float">
            <text:p>23.702</text:p>
          </table:table-cell>
          <table:table-cell office:value-type="float" office:value="35.412" calcext:value-type="float">
            <text:p>35.412</text:p>
          </table:table-cell>
          <table:table-cell office:value-type="float" office:value="7.64376523631026" calcext:value-type="float">
            <text:p>7.6437652363</text:p>
          </table:table-cell>
          <table:table-cell office:value-type="float" office:value="6.4438022107839" calcext:value-type="float">
            <text:p>6.4438022108</text:p>
          </table:table-cell>
          <table:table-cell table:formula="of:=[.B6]-[.D6]" office:value-type="float" office:value="5.474" calcext:value-type="float">
            <text:p>5.474</text:p>
          </table:table-cell>
          <table:table-cell table:formula="of:=[.E6]-[.F6]" office:value-type="float" office:value="1.19996302552636" calcext:value-type="float">
            <text:p>1.1999630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40.937" calcext:value-type="float">
            <text:p>40.937</text:p>
          </table:table-cell>
          <table:table-cell table:style-name="ce1" office:value-type="float" office:value="20.204" calcext:value-type="float">
            <text:p>20.204</text:p>
          </table:table-cell>
          <table:table-cell table:style-name="ce1" office:value-type="float" office:value="38.859" calcext:value-type="float">
            <text:p>38.859</text:p>
          </table:table-cell>
          <table:table-cell office:value-type="float" office:value="10.1998951598812" calcext:value-type="float">
            <text:p>10.1998951599</text:p>
          </table:table-cell>
          <table:table-cell office:value-type="float" office:value="8.71304960257571" calcext:value-type="float">
            <text:p>8.7130496026</text:p>
          </table:table-cell>
          <table:table-cell table:formula="of:=[.B7]-[.D7]" office:value-type="float" office:value="2.078" calcext:value-type="float">
            <text:p>2.078</text:p>
          </table:table-cell>
          <table:table-cell table:formula="of:=[.E7]-[.F7]" office:value-type="float" office:value="1.48684555730549" calcext:value-type="float">
            <text:p>1.48684555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40.989" calcext:value-type="float">
            <text:p>40.989</text:p>
          </table:table-cell>
          <table:table-cell table:style-name="ce1" office:value-type="float" office:value="18.989" calcext:value-type="float">
            <text:p>18.989</text:p>
          </table:table-cell>
          <table:table-cell table:style-name="ce1" office:value-type="float" office:value="40.022" calcext:value-type="float">
            <text:p>40.022</text:p>
          </table:table-cell>
          <table:table-cell table:style-name="ce1" office:value-type="float" office:value="11.6408259819624" calcext:value-type="float">
            <text:p>11.640825982</text:p>
          </table:table-cell>
          <table:table-cell table:style-name="ce1" office:value-type="float" office:value="10.0890847313655" calcext:value-type="float">
            <text:p>10.0890847314</text:p>
          </table:table-cell>
          <table:table-cell table:formula="of:=[.B8]-[.D8]" office:value-type="float" office:value="0.966999999999992" calcext:value-type="float">
            <text:p>0.967</text:p>
          </table:table-cell>
          <table:table-cell table:formula="of:=[.E8]-[.F8]" office:value-type="float" office:value="1.55174125059698" calcext:value-type="float">
            <text:p>1.55174125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40.977" calcext:value-type="float">
            <text:p>40.977</text:p>
          </table:table-cell>
          <table:table-cell table:style-name="ce1" office:value-type="float" office:value="18.501" calcext:value-type="float">
            <text:p>18.501</text:p>
          </table:table-cell>
          <table:table-cell table:style-name="ce1" office:value-type="float" office:value="40.522" calcext:value-type="float">
            <text:p>40.522</text:p>
          </table:table-cell>
          <table:table-cell table:style-name="ce1" office:value-type="float" office:value="12.6461551675481" calcext:value-type="float">
            <text:p>12.6461551675</text:p>
          </table:table-cell>
          <table:table-cell table:style-name="ce1" office:value-type="float" office:value="11.0279444354359" calcext:value-type="float">
            <text:p>11.0279444354</text:p>
          </table:table-cell>
          <table:table-cell table:formula="of:=[.B9]-[.D9]" office:value-type="float" office:value="0.454999999999998" calcext:value-type="float">
            <text:p>0.455</text:p>
          </table:table-cell>
          <table:table-cell table:formula="of:=[.E9]-[.F9]" office:value-type="float" office:value="1.61821073211215" calcext:value-type="float">
            <text:p>1.61821073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41.153" calcext:value-type="float">
            <text:p>41.153</text:p>
          </table:table-cell>
          <table:table-cell table:style-name="ce1" office:value-type="float" office:value="18.213" calcext:value-type="float">
            <text:p>18.213</text:p>
          </table:table-cell>
          <table:table-cell table:style-name="ce1" office:value-type="float" office:value="40.634" calcext:value-type="float">
            <text:p>40.634</text:p>
          </table:table-cell>
          <table:table-cell table:style-name="ce1" office:value-type="float" office:value="13.3960653893651" calcext:value-type="float">
            <text:p>13.3960653894</text:p>
          </table:table-cell>
          <table:table-cell table:style-name="ce1" office:value-type="float" office:value="11.7610497995937" calcext:value-type="float">
            <text:p>11.7610497996</text:p>
          </table:table-cell>
          <table:table-cell table:formula="of:=[.B10]-[.D10]" office:value-type="float" office:value="0.518999999999998" calcext:value-type="float">
            <text:p>0.519</text:p>
          </table:table-cell>
          <table:table-cell table:formula="of:=[.E10]-[.F10]" office:value-type="float" office:value="1.63501558977136" calcext:value-type="float">
            <text:p>1.63501558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027195027195" calcext:value-type="float">
            <text:p>25.0271950272</text:p>
          </table:table-cell>
          <table:table-cell office:value-type="float" office:value="49.9456099456099" calcext:value-type="float">
            <text:p>49.9456099456</text:p>
          </table:table-cell>
          <table:table-cell office:value-type="float" office:value="25.027195027195" calcext:value-type="float">
            <text:p>25.0271950272</text:p>
          </table:table-cell>
          <table:table-cell office:value-type="float" office:value="3.88947531822415" calcext:value-type="float">
            <text:p>3.8894753182</text:p>
          </table:table-cell>
          <table:table-cell office:value-type="float" office:value="3.27473553204729" calcext:value-type="float">
            <text:p>3.274735532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E12]-[.F12]" office:value-type="float" office:value="0.61473978617686" calcext:value-type="float">
            <text:p>0.61473978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114" calcext:value-type="float">
            <text:p>33.114</text:p>
          </table:table-cell>
          <table:table-cell office:value-type="float" office:value="33.584" calcext:value-type="float">
            <text:p>33.584</text:p>
          </table:table-cell>
          <table:table-cell office:value-type="float" office:value="33.302" calcext:value-type="float">
            <text:p>33.302</text:p>
          </table:table-cell>
          <table:table-cell office:value-type="float" office:value="5.23315165020477" calcext:value-type="float">
            <text:p>5.2331516502</text:p>
          </table:table-cell>
          <table:table-cell office:value-type="float" office:value="4.45238804192473" calcext:value-type="float">
            <text:p>4.4523880419</text:p>
          </table:table-cell>
          <table:table-cell table:formula="of:=[.B13]-[.D13]" office:value-type="float" office:value="-0.188000000000002" calcext:value-type="float">
            <text:p>-0.188</text:p>
          </table:table-cell>
          <table:table-cell table:formula="of:=[.E13]-[.F13]" office:value-type="float" office:value="0.78076360828004" calcext:value-type="float">
            <text:p>0.78076360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306" calcext:value-type="float">
            <text:p>36.306</text:p>
          </table:table-cell>
          <table:table-cell office:value-type="float" office:value="27.42" calcext:value-type="float">
            <text:p>27.42</text:p>
          </table:table-cell>
          <table:table-cell office:value-type="float" office:value="36.274" calcext:value-type="float">
            <text:p>36.274</text:p>
          </table:table-cell>
          <table:table-cell office:value-type="float" office:value="6.34717553044916" calcext:value-type="float">
            <text:p>6.3471755304</text:p>
          </table:table-cell>
          <table:table-cell office:value-type="float" office:value="5.37684172137126" calcext:value-type="float">
            <text:p>5.3768417214</text:p>
          </table:table-cell>
          <table:table-cell table:formula="of:=[.B14]-[.D14]" office:value-type="float" office:value="0.0319999999999965" calcext:value-type="float">
            <text:p>0.032</text:p>
          </table:table-cell>
          <table:table-cell table:formula="of:=[.E14]-[.F14]" office:value-type="float" office:value="0.9703338090779" calcext:value-type="float">
            <text:p>0.9703338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827" calcext:value-type="float">
            <text:p>37.827</text:p>
          </table:table-cell>
          <table:table-cell office:value-type="float" office:value="24.675" calcext:value-type="float">
            <text:p>24.675</text:p>
          </table:table-cell>
          <table:table-cell office:value-type="float" office:value="37.498" calcext:value-type="float">
            <text:p>37.498</text:p>
          </table:table-cell>
          <table:table-cell office:value-type="float" office:value="7.25427149020909" calcext:value-type="float">
            <text:p>7.2542714902</text:p>
          </table:table-cell>
          <table:table-cell office:value-type="float" office:value="6.11586626139818" calcext:value-type="float">
            <text:p>6.1158662614</text:p>
          </table:table-cell>
          <table:table-cell table:formula="of:=[.B15]-[.D15]" office:value-type="float" office:value="0.329000000000001" calcext:value-type="float">
            <text:p>0.329</text:p>
          </table:table-cell>
          <table:table-cell table:formula="of:=[.E15]-[.F15]" office:value-type="float" office:value="1.13840522881091" calcext:value-type="float">
            <text:p>1.1384052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359" calcext:value-type="float">
            <text:p>39.359</text:p>
          </table:table-cell>
          <table:table-cell office:value-type="float" office:value="20.213" calcext:value-type="float">
            <text:p>20.213</text:p>
          </table:table-cell>
          <table:table-cell office:value-type="float" office:value="40.428" calcext:value-type="float">
            <text:p>40.428</text:p>
          </table:table-cell>
          <table:table-cell office:value-type="float" office:value="10.0159675135047" calcext:value-type="float">
            <text:p>10.0159675135</text:p>
          </table:table-cell>
          <table:table-cell office:value-type="float" office:value="8.56651659822886" calcext:value-type="float">
            <text:p>8.5665165982</text:p>
          </table:table-cell>
          <table:table-cell table:formula="of:=[.B16]-[.D16]" office:value-type="float" office:value="-1.069" calcext:value-type="float">
            <text:p>-1.069</text:p>
          </table:table-cell>
          <table:table-cell table:formula="of:=[.E16]-[.F16]" office:value-type="float" office:value="1.44945091527584" calcext:value-type="float">
            <text:p>1.44945091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.848" calcext:value-type="float">
            <text:p>40.848</text:p>
          </table:table-cell>
          <table:table-cell office:value-type="float" office:value="18.817" calcext:value-type="float">
            <text:p>18.817</text:p>
          </table:table-cell>
          <table:table-cell office:value-type="float" office:value="40.335" calcext:value-type="float">
            <text:p>40.335</text:p>
          </table:table-cell>
          <table:table-cell office:value-type="float" office:value="11.5344715026545" calcext:value-type="float">
            <text:p>11.5344715027</text:p>
          </table:table-cell>
          <table:table-cell office:value-type="float" office:value="9.96407503852899" calcext:value-type="float">
            <text:p>9.9640750385</text:p>
          </table:table-cell>
          <table:table-cell table:formula="of:=[.B17]-[.D17]" office:value-type="float" office:value="0.512999999999998" calcext:value-type="float">
            <text:p>0.513</text:p>
          </table:table-cell>
          <table:table-cell table:formula="of:=[.E17]-[.F17]" office:value-type="float" office:value="1.57039646412551" calcext:value-type="float">
            <text:p>1.57039646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71" calcext:value-type="float">
            <text:p>40.71</text:p>
          </table:table-cell>
          <table:table-cell office:value-type="float" office:value="18.436" calcext:value-type="float">
            <text:p>18.436</text:p>
          </table:table-cell>
          <table:table-cell office:value-type="float" office:value="40.854" calcext:value-type="float">
            <text:p>40.854</text:p>
          </table:table-cell>
          <table:table-cell office:value-type="float" office:value="12.5540189299201" calcext:value-type="float">
            <text:p>12.5540189299</text:p>
          </table:table-cell>
          <table:table-cell office:value-type="float" office:value="10.9397374701671" calcext:value-type="float">
            <text:p>10.9397374702</text:p>
          </table:table-cell>
          <table:table-cell table:formula="of:=[.B18]-[.D18]" office:value-type="float" office:value="-0.143999999999998" calcext:value-type="float">
            <text:p>-0.144</text:p>
          </table:table-cell>
          <table:table-cell table:formula="of:=[.E18]-[.F18]" office:value-type="float" office:value="1.614281459753" calcext:value-type="float">
            <text:p>1.61428145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.917" calcext:value-type="float">
            <text:p>40.917</text:p>
          </table:table-cell>
          <table:table-cell office:value-type="float" office:value="18.272" calcext:value-type="float">
            <text:p>18.272</text:p>
          </table:table-cell>
          <table:table-cell office:value-type="float" office:value="40.811" calcext:value-type="float">
            <text:p>40.811</text:p>
          </table:table-cell>
          <table:table-cell office:value-type="float" office:value="13.3130628425998" calcext:value-type="float">
            <text:p>13.3130628426</text:p>
          </table:table-cell>
          <table:table-cell office:value-type="float" office:value="11.6884851138354" calcext:value-type="float">
            <text:p>11.6884851138</text:p>
          </table:table-cell>
          <table:table-cell table:formula="of:=[.B19]-[.D19]" office:value-type="float" office:value="0.106000000000002" calcext:value-type="float">
            <text:p>0.106</text:p>
          </table:table-cell>
          <table:table-cell table:formula="of:=[.E19]-[.F19]" office:value-type="float" office:value="1.6245777287644" calcext:value-type="float">
            <text:p>1.6245777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2:09:48.390474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Liao</meta:initial-creator>
    <meta:creation-date>2015-02-05T16:11:31.779459513</meta:creation-date>
    <dc:date>2015-02-09T13:07:37.691500719</dc:date>
    <dc:creator>Jonathan Liao</dc:creator>
    <meta:editing-duration>PT35M24S</meta:editing-duration>
    <meta:editing-cycles>2</meta:editing-cycles>
    <meta:generator>LibreOffice/4.2.8.2$Linux_X86_64 LibreOffice_project/420$Build-2</meta:generator>
    <meta:document-statistic meta:table-count="1" meta:cell-count="1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column-mapping="0" chart:style-name="ch1">
        <chart:title svg:x="6.131cm" svg:y="0.316cm" chart:style-name="ch2">
          <text:p>Probability of a Tie</text:p>
        </chart:title>
        <chart:plot-area chart:style-name="ch3" table:cell-range-address="Sheet1.A2:Sheet1.A10 Sheet1.C2:Sheet1.C10" chart:data-source-has-labels="column" svg:x="1.331cm" svg:y="1.275cm" svg:width="14.35cm" svg:height="6.569cm">
          <chartooo:coordinate-region svg:x="1.952cm" svg:y="1.474cm" svg:width="13.542cm" svg:height="5.723cm"/>
          <chart:axis chart:dimension="x" chart:name="primary-x" chart:style-name="ch4" chartooo:axis-type="auto">
            <chart:title svg:x="8.356cm" svg:y="8.024cm" chart:style-name="ch5">
              <text:p>n</text:p>
            </chart:title>
            <chart:categories table:cell-range-address="Sheet1.A2:Sheet1.A8"/>
          </chart:axis>
          <chart:axis chart:dimension="y" chart:name="primary-y" chart:style-name="ch4">
            <chart:title svg:x="0.451cm" svg:y="5.013cm" chart:style-name="ch6">
              <text:p>Tie %</text:p>
            </chart:title>
            <chart:grid chart:style-name="ch7" chart:class="major"/>
          </chart:axis>
          <chart:series chart:style-name="ch8" chart:values-cell-range-address="Sheet1.C2:Sheet1.C10" chart:class="chart:scatter">
            <chart:domain table:cell-range-address="Sheet1.A2:Sheet1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A2:Sheet1.A10</svg:desc>
                </draw:g>
              </table:table-cell>
              <table:table-cell office:value-type="float" office:value="41.2698412698413">
                <text:p>41.2698412698413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.2034305713132">
                <text:p>36.20343057131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.728">
                <text:p>25.72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3.702">
                <text:p>23.70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.204">
                <text:p>20.20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8.989">
                <text:p>18.989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18.501">
                <text:p>18.501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8.213">
                <text:p>18.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3.009cm" svg:y="0.316cm" chart:style-name="ch2">
          <text:p>Difference in Wins Between RIT and UR with odd n</text:p>
        </chart:title>
        <chart:plot-area chart:style-name="ch3" table:cell-range-address="Sheet1.A2:Sheet1.A10 Sheet1.G4:Sheet1.G10" chart:data-source-has-labels="column" svg:x="1.331cm" svg:y="1.275cm" svg:width="14.35cm" svg:height="6.569cm">
          <chartooo:coordinate-region svg:x="1.952cm" svg:y="1.474cm" svg:width="13.542cm" svg:height="5.723cm"/>
          <chart:axis chart:dimension="x" chart:name="primary-x" chart:style-name="ch4" chartooo:axis-type="auto">
            <chart:title svg:x="8.356cm" svg:y="8.024cm" chart:style-name="ch5">
              <text:p>n</text:p>
            </chart:title>
            <chart:categories table:cell-range-address="Sheet1.A2:Sheet1.A8"/>
          </chart:axis>
          <chart:axis chart:dimension="y" chart:name="primary-y" chart:style-name="ch4">
            <chart:title svg:x="0.451cm" svg:y="5.159cm" chart:style-name="ch6">
              <text:p>Win Diff</text:p>
            </chart:title>
            <chart:grid chart:style-name="ch7" chart:class="major"/>
          </chart:axis>
          <chart:series chart:style-name="ch8" chart:values-cell-range-address="Sheet1.G4:Sheet1.G10" chart:class="chart:scatter">
            <chart:domain table:cell-range-address="Sheet1.A4:Sheet1.A1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7">
                <text:p>7</text:p>
                <draw:g>
                  <svg:desc>Sheet1.A4:Sheet1.A10</svg:desc>
                </draw:g>
              </table:table-cell>
              <table:table-cell office:value-type="float" office:value="10.646">
                <text:p>10.646</text:p>
                <draw:g>
                  <svg:desc>Sheet1.G4:Sheet1.G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474">
                <text:p>7.4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.474">
                <text:p>5.4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0.966999999999992">
                <text:p>0.96699999999999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0.454999999999998">
                <text:p>0.45499999999999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518999999999998">
                <text:p>0.51899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6.025cm" svg:y="0.316cm" chart:style-name="ch2">
          <text:p>Probability RIT wins</text:p>
        </chart:title>
        <chart:plot-area chart:style-name="ch3" table:cell-range-address="Sheet1.A2:Sheet1.A10 Sheet1.B4:Sheet1.B10" chart:data-source-has-labels="column" svg:x="1.331cm" svg:y="1.275cm" svg:width="14.35cm" svg:height="6.569cm">
          <chartooo:coordinate-region svg:x="2.429cm" svg:y="1.474cm" svg:width="13.065cm" svg:height="5.723cm"/>
          <chart:axis chart:dimension="x" chart:name="primary-x" chart:style-name="ch4" chartooo:axis-type="auto">
            <chart:title svg:x="8.356cm" svg:y="8.024cm" chart:style-name="ch5">
              <text:p>n</text:p>
            </chart:title>
            <chart:categories table:cell-range-address="Sheet1.A2:Sheet1.A8"/>
          </chart:axis>
          <chart:axis chart:dimension="y" chart:name="primary-y" chart:style-name="ch4">
            <chart:title svg:x="0.451cm" svg:y="5.079cm" chart:style-name="ch6">
              <text:p>Win %</text:p>
            </chart:title>
            <chart:grid chart:style-name="ch7" chart:class="major"/>
          </chart:axis>
          <chart:series chart:style-name="ch8" chart:values-cell-range-address="Sheet1.B4:Sheet1.B10" chart:class="chart:scatter">
            <chart:domain table:cell-range-address="Sheet1.A4:Sheet1.A1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7">
                <text:p>7</text:p>
                <draw:g>
                  <svg:desc>Sheet1.A4:Sheet1.A10</svg:desc>
                </draw:g>
              </table:table-cell>
              <table:table-cell office:value-type="float" office:value="40.828">
                <text:p>40.828</text:p>
                <draw:g>
                  <svg:desc>Sheet1.B4:Sheet1.B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0.873">
                <text:p>40.8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0.886">
                <text:p>40.8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0.937">
                <text:p>40.9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40.989">
                <text:p>40.98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40.977">
                <text:p>40.9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41.153">
                <text:p>41.1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5.575cm" svg:y="0.316cm" chart:style-name="ch2">
          <text:p>Expected Chain Lengths</text:p>
        </chart:title>
        <chart:legend chart:legend-position="end" svg:x="13.817cm" svg:y="3.954cm" style:legend-expansion="high" chart:style-name="ch3"/>
        <chart:plot-area chart:style-name="ch4" table:cell-range-address="Sheet1.A1:Sheet1.A10 Sheet1.E1:Sheet1.F10" chart:data-source-has-labels="row" svg:x="1.331cm" svg:y="1.275cm" svg:width="12.166cm" svg:height="6.569cm">
          <chartooo:coordinate-region svg:x="1.952cm" svg:y="1.474cm" svg:width="11.359cm" svg:height="5.723cm"/>
          <chart:axis chart:dimension="x" chart:name="primary-x" chart:style-name="ch5">
            <chart:title svg:x="7.264cm" svg:y="8.024cm" chart:style-name="ch6">
              <text:p>n</text:p>
            </chart:title>
          </chart:axis>
          <chart:axis chart:dimension="y" chart:name="primary-y" chart:style-name="ch5">
            <chart:title svg:x="0.451cm" svg:y="5.595cm" chart:style-name="ch7">
              <text:p>Chain Length</text:p>
            </chart:title>
            <chart:grid chart:style-name="ch8" chart:class="major"/>
          </chart:axis>
          <chart:series chart:style-name="ch9" chart:values-cell-range-address="Sheet1.E1:Sheet1.E10" chart:label-cell-address="Sheet1.E1:Sheet1.E1" chart:class="chart:scatter">
            <chart:domain table:cell-range-address="Sheet1.A1:Sheet1.A10"/>
            <chart:data-point chart:repeated="10"/>
          </chart:series>
          <chart:series chart:style-name="ch10" chart:values-cell-range-address="Sheet1.F1:Sheet1.F10" chart:label-cell-address="Sheet1.F1:Sheet1.F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n chain</text:p>
                <draw:g>
                  <svg:desc>Sheet1.E1:Sheet1.E1</svg:desc>
                </draw:g>
              </table:table-cell>
              <table:table-cell office:value-type="string">
                <text:p>tie chai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0</svg:desc>
                </draw:g>
              </table:table-cell>
              <table:table-cell office:value-type="float" office:value="NaN">
                <text:p>NaN</text:p>
                <draw:g>
                  <svg:desc>Sheet1.E1:Sheet1.E10</svg:desc>
                </draw:g>
              </table:table-cell>
              <table:table-cell office:value-type="float" office:value="NaN">
                <text:p>NaN</text:p>
                <draw:g>
                  <svg:desc>Sheet1.F1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54834123208463">
                <text:p>4.54834123208463</text:p>
              </table:table-cell>
              <table:table-cell office:value-type="float" office:value="3.95495427545843">
                <text:p>3.95495427545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81870159132517">
                <text:p>5.81870159132517</text:p>
              </table:table-cell>
              <table:table-cell office:value-type="float" office:value="4.9385305277682">
                <text:p>4.9385305277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.82774127531237">
                <text:p>6.82774127531237</text:p>
              </table:table-cell>
              <table:table-cell office:value-type="float" office:value="5.76204912935323">
                <text:p>5.76204912935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64376523631026">
                <text:p>7.64376523631026</text:p>
              </table:table-cell>
              <table:table-cell office:value-type="float" office:value="6.4438022107839">
                <text:p>6.4438022107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0.1998951598812">
                <text:p>10.1998951598812</text:p>
              </table:table-cell>
              <table:table-cell office:value-type="float" office:value="8.71304960257571">
                <text:p>8.71304960257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11.6408259819624">
                <text:p>11.6408259819624</text:p>
              </table:table-cell>
              <table:table-cell office:value-type="float" office:value="10.0890847313655">
                <text:p>10.0890847313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12.6461551675481">
                <text:p>12.6461551675481</text:p>
              </table:table-cell>
              <table:table-cell office:value-type="float" office:value="11.0279444354359">
                <text:p>11.0279444354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13.3960653893651">
                <text:p>13.3960653893651</text:p>
              </table:table-cell>
              <table:table-cell office:value-type="float" office:value="11.7610497995937">
                <text:p>11.76104979959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